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9-0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3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72218181818" calcext:value-type="float">
            <text:p>8.96472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17635862069" calcext:value-type="float">
            <text:p>9.09176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56536" calcext:value-type="float">
            <text:p>9.11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83434482759" calcext:value-type="float">
            <text:p>9.07983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62620689655" calcext:value-type="float">
            <text:p>9.04362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4912" calcext:value-type="float">
            <text:p>9.03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17048275862" calcext:value-type="float">
            <text:p>8.99717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5748" calcext:value-type="float">
            <text:p>8.90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66289655173" calcext:value-type="float">
            <text:p>8.811662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4992" calcext:value-type="float">
            <text:p>8.84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48234482759" calcext:value-type="float">
            <text:p>8.93048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17552" calcext:value-type="float">
            <text:p>8.8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874890322581" calcext:value-type="float">
            <text:p>8.8187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8064" calcext:value-type="float">
            <text:p>8.78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68128" calcext:value-type="float">
            <text:p>8.6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0704" calcext:value-type="float">
            <text:p>8.74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82296774194" calcext:value-type="float">
            <text:p>8.7968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114916129032" calcext:value-type="float">
            <text:p>8.8011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94668" calcext:value-type="float">
            <text:p>8.789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516309677419" calcext:value-type="float">
            <text:p>8.7651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53012" calcext:value-type="float">
            <text:p>8.785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75793548387" calcext:value-type="float">
            <text:p>8.9647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748" calcext:value-type="float">
            <text:p>9.03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21935483871" calcext:value-type="float">
            <text:p>9.043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028696774194" calcext:value-type="float">
            <text:p>9.0802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054896551724" calcext:value-type="float">
            <text:p>8.99054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881806451613" calcext:value-type="float">
            <text:p>8.978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3736" calcext:value-type="float">
            <text:p>9.03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51780645161" calcext:value-type="float">
            <text:p>9.0345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59303225807" calcext:value-type="float">
            <text:p>9.0095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80008" calcext:value-type="float">
            <text:p>8.9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12232258064" calcext:value-type="float">
            <text:p>8.9551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6896" calcext:value-type="float">
            <text:p>8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15741935484" calcext:value-type="float">
            <text:p>9.0761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535071428571" calcext:value-type="float">
            <text:p>9.06535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168670967742" calcext:value-type="float">
            <text:p>9.0216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9864" calcext:value-type="float">
            <text:p>8.9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98984" calcext:value-type="float">
            <text:p>8.8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123587096774" calcext:value-type="float">
            <text:p>8.8312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6932" calcext:value-type="float">
            <text:p>9.000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85161290323" calcext:value-type="float">
            <text:p>8.9768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49703225806" calcext:value-type="float">
            <text:p>9.0034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1048" calcext:value-type="float">
            <text:p>8.94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675058064516" calcext:value-type="float">
            <text:p>8.8567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4304" calcext:value-type="float">
            <text:p>8.95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707716129032" calcext:value-type="float">
            <text:p>8.987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18685714286" calcext:value-type="float">
            <text:p>9.0061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582787096774" calcext:value-type="float">
            <text:p>8.9958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750232258065" calcext:value-type="float">
            <text:p>8.9475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012" calcext:value-type="float">
            <text:p>8.988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46761290323" calcext:value-type="float">
            <text:p>8.9524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71704" calcext:value-type="float">
            <text:p>8.9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48425806452" calcext:value-type="float">
            <text:p>9.0364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85741935484" calcext:value-type="float">
            <text:p>8.9618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5344" calcext:value-type="float">
            <text:p>9.02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20438709677" calcext:value-type="float">
            <text:p>8.99720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0452" calcext:value-type="float">
            <text:p>8.9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72288" calcext:value-type="float">
            <text:p>8.9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75613793103" calcext:value-type="float">
            <text:p>8.99275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49767741936" calcext:value-type="float">
            <text:p>8.9594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16232258065" calcext:value-type="float">
            <text:p>8.8941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89032258065" calcext:value-type="float">
            <text:p>9.0038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78536" calcext:value-type="float">
            <text:p>8.93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92456" calcext:value-type="float">
            <text:p>8.8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46012903226" calcext:value-type="float">
            <text:p>8.929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25856" calcext:value-type="float">
            <text:p>8.9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657690322581" calcext:value-type="float">
            <text:p>8.9665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9352" calcext:value-type="float">
            <text:p>9.03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23055483871" calcext:value-type="float">
            <text:p>9.0323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315371428571" calcext:value-type="float">
            <text:p>9.0131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58903225806" calcext:value-type="float">
            <text:p>8.9775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60412903226" calcext:value-type="float">
            <text:p>8.938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2004" calcext:value-type="float">
            <text:p>8.92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11432258065" calcext:value-type="float">
            <text:p>8.8911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71751724138" calcext:value-type="float">
            <text:p>8.7757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090038709677" calcext:value-type="float">
            <text:p>8.850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524412903226" calcext:value-type="float">
            <text:p>8.7252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2416" calcext:value-type="float">
            <text:p>8.61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62735483871" calcext:value-type="float">
            <text:p>8.776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0712" calcext:value-type="float">
            <text:p>8.97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706529032258" calcext:value-type="float">
            <text:p>9.1870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548442857143" calcext:value-type="float">
            <text:p>9.15548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674141935484" calcext:value-type="float">
            <text:p>9.1767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433522580645" calcext:value-type="float">
            <text:p>9.2943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07688" calcext:value-type="float">
            <text:p>9.30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6032" calcext:value-type="float">
            <text:p>9.29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8064" calcext:value-type="float">
            <text:p>9.29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27974193548" calcext:value-type="float">
            <text:p>9.268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811793548387" calcext:value-type="float">
            <text:p>9.1781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9936" calcext:value-type="float">
            <text:p>9.1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616309677419" calcext:value-type="float">
            <text:p>9.1461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9632" calcext:value-type="float">
            <text:p>9.12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169780645161" calcext:value-type="float">
            <text:p>9.3316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62714285714" calcext:value-type="float">
            <text:p>9.31762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465909677419" calcext:value-type="float">
            <text:p>9.3046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13104516129" calcext:value-type="float">
            <text:p>9.231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993724137931" calcext:value-type="float">
            <text:p>9.21993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712309677419" calcext:value-type="float">
            <text:p>9.2071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44216" calcext:value-type="float">
            <text:p>9.1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090580645161" calcext:value-type="float">
            <text:p>9.090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063406451613" calcext:value-type="float">
            <text:p>9.0306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4208" calcext:value-type="float">
            <text:p>8.9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179961290323" calcext:value-type="float">
            <text:p>8.9417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9788" calcext:value-type="float">
            <text:p>9.075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33961290323" calcext:value-type="float">
            <text:p>9.071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867006896552" calcext:value-type="float">
            <text:p>9.11867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87225806452" calcext:value-type="float">
            <text:p>9.092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90890322581" calcext:value-type="float">
            <text:p>8.9559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9728" calcext:value-type="float">
            <text:p>8.90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018322580645" calcext:value-type="float">
            <text:p>8.8401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538" calcext:value-type="float">
            <text:p>8.7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59303225806" calcext:value-type="float">
            <text:p>8.6285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01341935484" calcext:value-type="float">
            <text:p>8.6860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88548" calcext:value-type="float">
            <text:p>8.718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675948387097" calcext:value-type="float">
            <text:p>8.7067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15472" calcext:value-type="float">
            <text:p>8.7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96216" calcext:value-type="float">
            <text:p>8.8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73942857143" calcext:value-type="float">
            <text:p>8.9097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256025806452" calcext:value-type="float">
            <text:p>8.8825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290285714286" calcext:value-type="float">
            <text:p>8.8929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51692" calcext:value-type="float">
            <text:p>8.745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98729411765" calcext:value-type="float">
            <text:p>8.750987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332" calcext:value-type="float">
            <text:p>8.7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3668" calcext:value-type="float">
            <text:p>8.77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9764" calcext:value-type="float">
            <text:p>8.7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8908" calcext:value-type="float">
            <text:p>8.7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004" calcext:value-type="float">
            <text:p>8.7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244" calcext:value-type="float">
            <text:p>8.81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735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54" meta:object-count="0"/>
    <meta:user-defined meta:name="AppVersion">3.0</meta:user-defined>
  </office:meta>
</office:document-meta>
</file>